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 fo:font-size="24pt" style:font-size-asian="24pt" style:font-size-complex="24pt"/>
    </style:style>
    <style:style style:name="P8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1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6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17" style:family="paragraph" style:parent-style-name="Text_20_body">
      <style:paragraph-properties fo:text-align="justify" style:justify-single-word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Text_20_body">
      <style:paragraph-properties fo:margin-left="2.593cm" fo:margin-right="0cm" fo:text-align="justify" style:justify-single-word="false" fo:text-indent="0cm" style:auto-text-indent="false">
        <style:tab-stops/>
      </style:paragraph-properties>
    </style:style>
    <style:style style:name="P19" style:family="paragraph" style:parent-style-name="Text_20_body">
      <style:paragraph-properties fo:margin-left="2.544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20" style:family="paragraph" style:parent-style-name="Text_20_body">
      <style:paragraph-properties fo:margin-left="2.544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1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2" style:family="paragraph" style:parent-style-name="Text_20_body" style:list-style-name="WW8Num7">
      <style:paragraph-properties fo:margin-left="1.323cm" fo:margin-right="0cm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Text_20_body" style:list-style-name="WW8Num7">
      <style:paragraph-properties fo:margin-left="1.323cm" fo:margin-right="0cm" fo:text-indent="-0.026cm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4" style:family="paragraph" style:parent-style-name="Text_20_body" style:list-style-name="WW8Num7">
      <style:paragraph-properties fo:margin-left="1.323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5" style:family="paragraph" style:parent-style-name="Text_20_body" style:list-style-name="WW8Num7">
      <style:paragraph-properties fo:margin-left="2.54cm" fo:margin-right="0cm" fo:text-align="justify" style:justify-single-word="false" fo:text-indent="-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6" style:family="paragraph" style:parent-style-name="Text_20_body" style:list-style-name="WW8Num7">
      <style:paragraph-properties fo:margin-left="2.54cm" fo:margin-right="0cm" fo:text-align="justify" style:justify-single-word="false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7" style:family="paragraph" style:parent-style-name="Text_20_body" style:list-style-name="WW8Num7">
      <style:paragraph-properties fo:margin-left="1.376cm" fo:margin-right="0cm" fo:text-align="justify" style:justify-single-word="false" fo:text-indent="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8" style:family="paragraph" style:parent-style-name="Text_20_body" style:list-style-name="WW8Num7">
      <style:paragraph-properties fo:margin-left="1.376cm" fo:margin-right="0cm" fo:text-align="justify" style:justify-single-word="false" fo:text-indent="0.026cm" style:auto-text-indent="false">
        <style:tab-stops/>
      </style:paragraph-properties>
    </style:style>
    <style:style style:name="P29" style:family="paragraph" style:parent-style-name="Text_20_body" style:list-style-name="WW8Num7">
      <style:paragraph-properties fo:margin-left="2.566cm" fo:margin-right="0cm" fo:text-align="justify" style:justify-single-word="false" fo:text-indent="-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0" style:family="paragraph" style:parent-style-name="Text_20_body" style:list-style-name="WW8Num7">
      <style:paragraph-properties fo:margin-left="2.593cm" fo:margin-right="0cm" fo:text-align="justify" style:justify-single-word="false" fo:text-indent="0cm" style:auto-text-indent="false">
        <style:tab-stops/>
      </style:paragraph-properties>
    </style:style>
    <style:style style:name="P31" style:family="paragraph" style:parent-style-name="Text_20_body">
      <style:paragraph-properties fo:margin-left="2.593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32" style:family="paragraph" style:parent-style-name="Text_20_body" style:list-style-name="WW8Num7">
      <style:paragraph-properties fo:margin-left="2.54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3" style:family="paragraph" style:parent-style-name="Text_20_body" style:list-style-name="WW8Num7">
      <style:paragraph-properties fo:margin-left="2.593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4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>
        <style:tab-stops/>
      </style:paragraph-properties>
    </style:style>
    <style:style style:name="P35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6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7" style:family="paragraph" style:parent-style-name="Text_20_body" style:list-style-name="WW8Num2">
      <style:paragraph-properties fo:margin-left="0.026cm" fo:margin-right="0cm" fo:text-align="justify" style:justify-single-word="false" fo:text-indent="-0.635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38" style:family="paragraph" style:parent-style-name="Text_20_body" style:list-style-name="WW8Num2">
      <style:paragraph-properties fo:margin-left="0.026cm" fo:margin-right="0cm" fo:text-align="justify" style:justify-single-word="false" fo:text-indent="-0.635cm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39" style:family="paragraph" style:parent-style-name="Text_20_body" style:list-style-name="WW8Num2">
      <style:paragraph-properties fo:margin-left="0.026cm" fo:margin-right="0cm" fo:text-align="justify" style:justify-single-word="false" fo:text-indent="-0.635cm" style:auto-text-indent="false">
        <style:tab-stops/>
      </style:paragraph-properties>
    </style:style>
    <style:style style:name="P40" style:family="paragraph" style:parent-style-name="Text_20_body" style:list-style-name="WW8Num2">
      <style:paragraph-properties fo:margin-left="-0.609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41" style:family="paragraph" style:parent-style-name="Text_20_body" style:list-style-name="WW8Num2">
      <style:paragraph-properties fo:margin-left="-0.609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L1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3" style:family="paragraph" style:parent-style-name="Text_20_body" style:list-style-name="L1">
      <style:paragraph-properties fo:margin-left="0cm" fo:margin-right="0cm" fo:text-align="justify" style:justify-single-word="false" fo:text-indent="1.27cm" style:auto-text-indent="false">
        <style:tab-stops/>
      </style:paragraph-properties>
    </style:style>
    <style:style style:name="P44" style:family="paragraph" style:parent-style-name="Text_20_body" style:list-style-name="WW8Num2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45" style:family="paragraph" style:parent-style-name="Text_20_body" style:list-style-name="WW8Num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46" style:family="paragraph" style:parent-style-name="Text_20_body" style:list-style-name="WW8Num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47" style:family="paragraph" style:parent-style-name="Text_20_body" style:list-style-name="WW8Num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49" style:family="paragraph" style:parent-style-name="Text_20_body" style:list-style-name="WW8Num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50" style:family="paragraph" style:parent-style-name="Standard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2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53" style:family="paragraph" style:parent-style-name="Standard" style:list-style-name="WW8Num7">
      <style:paragraph-properties fo:margin-left="2.619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54" style:family="paragraph" style:parent-style-name="Title" style:master-page-name="Standard">
      <style:paragraph-properties style:page-number="auto"/>
    </style:style>
    <style:style style:name="P55" style:family="paragraph" style:parent-style-name="Heading_20_1">
      <style:text-properties style:font-name="Times New Roman" fo:font-size="14pt" style:font-size-asian="14pt" style:font-size-complex="14pt"/>
    </style:style>
    <style:style style:name="P56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pt" fo:country="BR" fo:font-weight="bold" style:font-size-asian="12pt" style:font-weight-asian="bold" style:font-size-complex="12pt"/>
    </style:style>
    <style:style style:name="T8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pt" fo:country="BR" fo:font-weight="bold" style:font-size-asian="12pt" style:font-weight-asian="bold" style:font-size-complex="12pt" style:font-weight-complex="normal"/>
    </style:style>
    <style:style style:name="T10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11" style:family="text">
      <style:text-properties fo:language="pt" fo:country="BR"/>
    </style:style>
    <style:style style:name="T12" style:family="text">
      <style:text-properties fo:language="pt" fo:country="BR" fo:font-style="italic" style:font-style-asian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weight-complex="bold"/>
    </style:style>
    <style:style style:name="T18" style:family="text">
      <style:text-properties fo:font-style="italic" fo:font-weight="bold" style:font-style-asian="italic" style:font-weight-asian="bold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tab/><text:tab/><text:tab/><text:tab/><text:span text:style-name="T3">Memória Virtual<text:line-break/> <text:tab/><text:tab/>Caso de Uso: EditarCadastroUsuário</text:span></text:p>
      <text:p text:style-name="P7"/>
      <text:h text:style-name="P55" text:outline-level="1">Breve Descrição</text:h>
      <text:p text:style-name="P9"><text:tab/>Esse caso de uso permite ao Administrador ou Gerente editar todos os dados, <text:tab/>exceto e-mail e senha, de usuários específicos da Instituição.</text:p>
      <text:h text:style-name="P55" text:outline-level="1">Breve Descrição dos Atores</text:h>
      <text:p text:style-name="P9"><text:tab/>- Administradores (do Sistema): Editam todos os dados de Administradores, <text:tab/>Gerentes, Revisores e Catalogadores da Instituição, exceto e-mail e senha.</text:p>
      <text:p text:style-name="P9"><text:tab/>- Gerentes (da Instituição): Editam todos os dados de Revisores e Catalogadores <text:tab/>da Instituição, exceto e-mail e senha.</text:p>
      <text:h text:style-name="P55" text:outline-level="1">Pré-condições </text:h>
      <text:p text:style-name="P9"><text:tab/>O usuário está logado no sistema.</text:p>
      <text:h text:style-name="P55" text:outline-level="1">Fluxo Básico de eventos</text:h>
      <text:list xml:id="list36199852" text:style-name="WW8Num7">
        <text:list-item>
          <text:p text:style-name="P22">O Administrador/Gerente seleciona a opção “Editar Cadastro de Usuário”;</text:p>
        </text:list-item>
        <text:list-item>
          <text:p text:style-name="P24">O sistema exibe uma tela contendo:</text:p>
          <text:list>
            <text:list-header>
              <text:p text:style-name="P25">- campo para inserir “Nome” para buscar o usuário que se deseja edita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<text:span text:style-name="T13">Breve Descrição dos Atores</text:span>. Assim, o usuário tem a opção de terminar de escrever o nome desejado ou o selecionar na lista que foi apresentada;</text:p>
              <text:p text:style-name="P25">- opção “Confirmar” para confirmar nome fornecido;</text:p>
              <text:p text:style-name="P26"><text:span text:style-name="Fonte_20_parág._20_padrão"><text:span text:style-name="T12">- </text:span></text:span><text:span text:style-name="Fonte_20_parág._20_padrão"><text:span text:style-name="T11">opção</text:span></text:span><text:span text:style-name="Fonte_20_parág._20_padrão"><text:span text:style-name="T12"> </text:span></text:span><text:span text:style-name="Fonte_20_parág._20_padrão"><text:span text:style-name="T11">“Cancelar” para sair da opção de edição de dados;</text:span></text:span></text:p>
            </text:list-header>
          </text:list>
        </text:list-item>
        <text:list-item>
          <text:p text:style-name="P27">O Administrador/Gerente digita o nome do usuário a ser editado ou o seleciona na lista apresentada e seleciona a opção “Confirma”;</text:p>
        </text:list-item>
        <text:list-item>
          <text:p text:style-name="P28"><text:span text:style-name="T6">O sistema dá continuidade ao processo de edição exibindo uma tela contendo </text:span><text:span text:style-name="T5">os <text:s/>seguintes campos, com preenchimento não obrigatório, para edição dos dado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9">- campo “Nome Completo” editável. O campo aparece preenchido pelo nome atual registrado no sistema; </text:p>
                                              <text:p text:style-name="P53"><text:soft-page-break/>- campo “Telefone para Contato”editável. O campo aparece preenchido pelo telefone atual registrado no sistema;</text:p>
                                              <text:p text:style-name="P30"><text:span text:style-name="T6">- opção para selecionar a nova “Instituição” a qual o candidato a usuário estará vinculado. </text:span><text:span text:style-name="T10">O campo aparece com o nível de permissão atual que o usuário possui selecionado e </text:span><text:span text:style-name="T8">e</text:span><text:span text:style-name="T10">stá disponível somente para Administradores do Sistema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18"><text:span text:style-name="T10">- informação do "Nível de Acesso" deve aparecer separadamente para cada uma das instituições as quais o usuário pertencer. Campo deve ser não editável e, ao lado, um link "Editar"</text:span></text:p>
      <text:list xml:id="list36373858" text:continue-numbering="true" text:style-name="WW8Num7">
        <text:list-item>
          <text:list>
            <text:list-item>
              <text:list>
                <text:list-header>
                  <text:p text:style-name="P32">- opção “Salvar” alterações nos dados;</text:p>
                  <text:p text:style-name="P32">- opção “Voltar” para voltar à tela de seleção do usuário a ser editado;</text:p>
                  <text:p text:style-name="P33">- opção “Cancelar” para deixar a opção “Editar Cadastro de Usuário” sem alterar nenhum dado;</text:p>
                </text:list-header>
              </text:list>
            </text:list-item>
          </text:list>
        </text:list-item>
        <text:list-item>
          <text:p text:style-name="P23"><text:s text:c="2"/>O <text:s/>Administrador/Gerente seleciona o(s) campos referentes aos dado(s) que deseja alterar e informa os novos dados que deseja;</text:p>
        </text:list-item>
        <text:list-item>
          <text:p text:style-name="P34"><text:span text:style-name="T4">Após as alterações desejadas, o </text:span><text:span text:style-name="T14">Administrador/Gerente</text:span><text:span text:style-name="T4"> seleciona a opção Salvar para registrar as mudanças no sistema.</text:span></text:p>
        </text:list-item>
        <text:list-item>
          <text:p text:style-name="P35">O sistema exibe a mensagem “Alterações realizadas com sucesso” e redireciona para a página principal do sistema;</text:p>
        </text:list-item>
        <text:list-item>
          <text:p text:style-name="P36">O caso de uso termina.</text:p>
        </text:list-item>
      </text:list>
      <text:h text:style-name="P55" text:outline-level="1">Fluxos Alternativos</text:h>
      <text:p text:style-name="P13">Fluxo Alternativo 1</text:p>
      <text:p text:style-name="P8">Se no passo 3 do fluxo básico o Administrador/Gerente tentar selecionar a opção “Confirmar” sem ter inserido ou selecionado nenhum nome na lista, então:</text:p>
      <text:p text:style-name="P16">1. <text:tab/>O sistema exibe a mensagem “Insira um Nome ou Parte do nome desejado e então o selecione na lista”;</text:p>
      <text:p text:style-name="P10"><text:tab/>2.<text:tab/>O sistema retorna ao passo 2 do Fluxo básico.</text:p>
      <text:p text:style-name="P11">Fluxo Alternativo 2</text:p>
      <text:p text:style-name="P10"><text:tab/>Se no passo 3 do fluxo básico o nome inserido não for encontrado, então:</text:p>
      <text:p text:style-name="P15">1.<text:tab/>O sistema exibe a mensagem “Usuário não encontrado”;</text:p>
      <text:p text:style-name="P15">2.<text:tab/>O sistema retorna ao passo 2 do Fluxo básico.</text:p>
      <text:p text:style-name="P11">Fluxo Alternativo 3</text:p>
      <text:p text:style-name="P8">Se no passo 4 do fluxo básico o Administrador/Gerente selecionar a opção “Voltar”, então:</text:p>
      <text:p text:style-name="P8"><text:soft-page-break/>1.<text:tab/>O sistema deve assegurar que as informações que estão sendo exibidas (do usuário previamente selecionado) desapareçam antes de permitir que o campo de inserção de Nome para exclusão seja utilizado novamente;</text:p>
      <text:p text:style-name="P8">2.<text:tab/>O sistema só pode permitir a seleção de um novo usuário para edição dos dados quando a opção “Voltar” for selecionada, ou seja, o campo “Nome” deve ser desabilitado quando as informações de um usuário estiverem sendo exibidas e habilitado quando a condição 1 desse fluxo alternativo acontecer.</text:p>
      <text:p text:style-name="P17">3.<text:tab/>O sistema volta ao passo 2 do fluxo básico.</text:p>
      <text:list xml:id="list36193072" text:style-name="WW8Num2">
        <text:list-header>
          <text:p text:style-name="P37">Fluxo Alternativo 4</text:p>
          <text:p text:style-name="P37"><text:s text:c="5"/><text:tab/><text:span text:style-name="T16">Se no passo 4 do fluxo básico o Administrador/Gerente clicar no link “ Editar” <text:tab/>para mudança no Nível de Acesso, então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1"><text:s text:c="6"/><text:tab/>1.<text:tab/>O Sistema exibe:</text:p>
                                  <text:p text:style-name="P41"><text:s text:c="6"/><text:tab/>-campo para que se coloque o nível de acesso permitido.</text:p>
                                  <text:list>
                                    <text:list-header>
                                      <text:p text:style-name="P40"><text:span text:style-name="T16"><text:s text:c="5"/><text:tab/><text:tab/>-campo para a escolha de um usuário de mesmo nível (Administrador/Gerente) <text:tab/><text:tab/><text:tab/>para aprovar a mudança. Este campo deve criar e exibir uma lista com nomes dos <text:s/><text:tab/> <text:tab/>possíveis usuários a ser selecionados (Obedecendo o que foi definido na </text:span><text:span text:style-name="T17">Breve <text:tab/><text:tab/><text:tab/>Descrição dos Atores</text:span><text:span text:style-name="T16">).</text:span></text:p>
                                      <text:list>
                                        <text:list-header>
                                          <text:p text:style-name="P41"><text:s text:c="6"/><text:tab/>-campo editável para a justificativa.</text:p>
                                          <text:p text:style-name="P41"><text:s text:c="6"/><text:tab/>-campo para o prazo de validade da aprovação.</text:p>
                                        </text:list-header>
                                      </text:list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4"><text:s/><text:tab/>-opção “Confirmar” para confirmar a alteração no nível de acesso;</text:p>
      <text:p text:style-name="P15"><text:span text:style-name="Fonte_20_parág._20_padrão"><text:span text:style-name="T16">-opção</text:span></text:span><text:span text:style-name="Fonte_20_parág._20_padrão"><text:span text:style-name="T18"> </text:span></text:span><text:span text:style-name="Fonte_20_parág._20_padrão"><text:span text:style-name="T16">“Cancelar” para sair da opção de editar nível de acesso;</text:span></text:span></text:p>
      <text:list xml:id="list36188365" text:style-name="L1">
        <text:list-item>
          <text:list>
            <text:list-item>
              <text:list>
                <text:list-item>
                  <text:p text:style-name="P42"><text:span text:style-name="Fonte_20_parág._20_padrão"><text:span text:style-name="T16">O <text:s/>Administrador/Gerente escolhe o nível de acesso desejado, o usuário <text:tab/>para confirmar a alteração do nível de acesso, preenche a justificativa e <text:tab/>escolhe um prazo de validade para o pedido.</text:span>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3"><text:span text:style-name="Fonte_20_parág._20_padrão"><text:span text:style-name="T10"><text:s/><text:tab/>3.<text:tab/>O Administrador/Gerente clica na opção “Confirmar ”.</text:span></text:span></text:p>
                            </text:list-header>
                          </text:list>
                          <text:p text:style-name="P42"><text:s/><text:tab/>4.<text:tab/>O sistema valida o pedido de alteração e envia para o e-mail do <text:s text:c="2"/><text:tab/><text:tab/><text:tab/><text:tab/>Administrador/Gerente escolhido para autorizar o procedimento um link <text:tab/><text:tab/><text:tab/>(url) de confirmação, contendo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- o nome do usuário cujo nível será alterado;</text:p>
      <text:p text:style-name="P20">- nível de permissão dele no sistema;</text:p>
      <text:p text:style-name="P20">- instituição que pertence o usuário cujo nível será alterado;</text:p>
      <text:p text:style-name="P20">- novo nível de permissão;</text:p>
      <text:p text:style-name="P20">- justificativa da mudança;</text:p>
      <text:p text:style-name="P20">- prazo de validade do pedido ;</text:p>
      <text:p text:style-name="P19"><text:span text:style-name="Fonte_20_parág._20_padrão"><text:span text:style-name="T16">- opção “Confirmar Alteração”;</text:span></text:span></text:p>
      <text:p text:style-name="P19"><text:soft-page-break/><text:span text:style-name="Fonte_20_parág._20_padrão"><text:span text:style-name="T16">- opção “Não Confirmar Alteração”</text:span></text:span></text:p>
      <text:p text:style-name="P10"><text:span text:style-name="Fonte_20_parág._20_padrão"><text:span text:style-name="T16"><text:tab/>5. <text:tab/>O Administrador/Gerente confirma <text:s/>a operação de alteração;</text:span></text:span></text:p>
      <text:p text:style-name="P10"><text:span text:style-name="Fonte_20_parág._20_padrão"><text:span text:style-name="T16"><text:tab/>6.<text:tab/>O nível de acesso é alterado no sistema</text:span></text:span></text:p>
      <text:p text:style-name="P10"><text:span text:style-name="Fonte_20_parág._20_padrão"><text:span text:style-name="T16"><text:tab/>7.<text:tab/>O caso de uso termina</text:span></text:span></text:p>
      <text:p text:style-name="P12"><text:span text:style-name="Fonte_20_parág._20_padrão"><text:span text:style-name="T16"/></text:span></text:p>
      <text:list xml:id="list36389092" text:continue-list="list36193072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7">Fluxo Alternativo 5</text:p>
                          <text:p text:style-name="P39"><text:span text:style-name="T7"><text:s text:c="3"/><text:tab/></text:span><text:span text:style-name="T10">Se no fluxo alternativo 4 o <text:s/>Administrador/Gerente tentar selecionar a opção <text:s text:c="11"/><text:tab/>“Confirmar” sem ter escolhido um usuário para auditar a mudança, sem preencher <text:s text:c="6"/><text:tab/>o campo de justificativa ou sem selecionar o prazo de validade, então, <text:tab/>respectivamente:</text:span></text:p>
                          <text:list>
                            <text:list-header>
                              <text:p text:style-name="P38"><text:s/><text:tab/>1.O Sistema exibe a mensagem: “Escolha um usuário para a aprovação”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8"><text:s/><text:tab/>2.O Sistema exibe a mensagem: “Insira uma justificativa”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header>
                      </text:list>
                    </text:list-item>
                  </text:list>
                  <text:p text:style-name="P44"><text:span text:style-name="T7"><text:s/><text:tab/></text:span><text:span text:style-name="T10">3.O Sistema exibe a mensagem: “Insira um prazo de validade”</text:span></text:p>
                  <text:p text:style-name="P45"><text:s/><text:tab/>4. O Sistema retorna ao passo 1 do Fluxo Alternativo 4.</text:p>
                </text:list-item>
              </text:list>
            </text:list-item>
          </text:list>
          <text:p text:style-name="P46">Fluxo Alternativo 6</text:p>
          <text:list>
            <text:list-item>
              <text:list>
                <text:list-item>
                  <text:list>
                    <text:list-header>
                      <text:p text:style-name="P44"><text:span text:style-name="T9"><text:s/><text:tab/></text:span><text:span text:style-name="T10">Se no passo 5 do fluxo alternativo 4 o Administrador/Gerente não selecionar <text:tab/>nenhuma <text:tab/>opção (Confirmar ou Não), durante o prazo de validade do pedido <text:tab/>de alteração, <text:tab/>então: </text:span></text:p>
                      <text:list>
                        <text:list-item>
                          <text:list>
                            <text:list-header>
                              <text:p text:style-name="P45"><text:s/><text:tab/>1. O pedido de alteração é eliminado do sistema;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5"><text:s/><text:tab/>2. O caso de uso é encerrado.</text:p>
                                              <text:p text:style-name="P47">Fluxo Alternativo 7</text:p>
                                              <text:p text:style-name="P44"><text:span text:style-name="Fonte_20_parág._20_padrão"><text:span text:style-name="T8"><text:s/><text:tab/></text:span></text:span><text:span text:style-name="Fonte_20_parág._20_padrão"><text:span text:style-name="T10">Se no passo 5 do fluxo alternativo 4 o Administrador/Gerente seleciona a opção <text:tab/>“Confirmar Alteração”, fora do prazo de validade do pedido, então: 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  <text:p text:style-name="P49"><text:s/><text:tab/>1. O sistema exibe a mensagem “O Prazo de Confirmação Expirou”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5"><text:s/><text:tab/>2. O caso de uso é encerrado;</text:p>
                                              <text:p text:style-name="P47">Fluxo alternativo 8</text:p>
                                              <text:p text:style-name="P44"><text:span text:style-name="Fonte_20_parág._20_padrão"><text:span text:style-name="T8"><text:s/><text:tab/></text:span></text:span><text:span text:style-name="Fonte_20_parág._20_padrão"><text:span text:style-name="T10">Se no passo 5 do fluxo alternativo 4 o Administrador/Gerente seleciona a opção <text:tab/>“Não Confirmar Alteração”, durante o prazo de validade do pedido, então: 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  <text:p text:style-name="P45"><text:s/><text:tab/> 1. O nível de acesso do usuário não é modificado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5"><text:s/><text:tab/>2. O caso de uso é encerrado;</text:p>
                                              <text:p text:style-name="P47">Fluxo Alternativo 9</text:p>
                                              <text:p text:style-name="P44"><text:span text:style-name="T10"><text:s/><text:tab/></text:span><text:span text:style-name="T15">Se a qualquer momento o usuário selecionar a opção “Cancelar” o caso de uso <text:tab/>termina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55" text:outline-level="1"><text:soft-page-break/>Pós-condições</text:h>
      <text:h text:style-name="P56" text:outline-level="2" text:is-list-header="true">Fluxo Básico: Os dados do usuário foram alterados.</text:h>
      <text:p text:style-name="P4"><text:tab/>Fluxo Alternativo <text:s/>1: <text:s/><text:span text:style-name="T11">Não ocorre alteração na base de dados do sistema.</text:span></text:p>
      <text:p text:style-name="P4"><text:tab/>Fluxo Alternativo <text:s/>2: <text:s/><text:span text:style-name="T11">Não ocorre alteração na base de dados do sistema.</text:span></text:p>
      <text:p text:style-name="P4"><text:tab/>Fluxo Alternativo <text:s/>3: <text:s/><text:span text:style-name="T11">Não ocorre alteração na base de dados do sistema.</text:span></text:p>
      <text:p text:style-name="P50"><text:tab/>Fluxo Alternativo <text:s/>4: <text:s/>O nível de acesso do usuário é modificado no sistema.</text:p>
      <text:p text:style-name="P4"><text:tab/>Fluxo Alternativo <text:s/>5: <text:s/><text:span text:style-name="T11">Não ocorre alteração na base de dados do sistema.</text:span></text:p>
      <text:p text:style-name="P50"><text:tab/>Fluxo Alternativo <text:s/>6: <text:s/>Não ocorre alteração na base de dados do sistema.</text:p>
      <text:p text:style-name="P50"><text:tab/>Fluxo Alternativo <text:s/>7: <text:s/>Não ocorre alteração na base de dados do sistema.</text:p>
      <text:p text:style-name="P50"><text:tab/>Fluxo Alternativo <text:s/>8: <text:s/>Não ocorre alteração na base de dados do sistema.</text:p>
      <text:p text:style-name="P50"><text:tab/>Fluxo Alternativo <text:s/>9: <text:s/>Não ocorre alteração na base de dados do sistema. </text:p>
      <text:h text:style-name="P55" text:outline-level="1">Requisitos especiais</text:h>
      <text:list xml:id="list36212748" text:style-name="L2">
        <text:list-item>
          <text:list>
            <text:list-item>
              <text:p text:style-name="P51">Performance: A resposta do sistema para a busca do usuário deve ser realizada em até 1 segundo.</text:p>
            </text:list-item>
            <text:list-item>
              <text:p text:style-name="P52">Requisito de Auditoria: o sistema salva no banco de dados o Administrados/Gerente que alterou <text:s/>os dados .</text:p>
            </text:list-item>
            <text:list-item>
              <text:p text:style-name="P21">A lista gerada no passo 2 deve ser similar a um combo box que é atualizado a cada letra inserida pelo usuário no campo Nome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5</text:p>
            </table:table-cell>
            <table:table-cell table:style-name="Tabela2.C1" office:value-type="string">
              <text:p text:style-name="MP3">Versão do documento: 1.1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5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99</meta:editing-cycles>
    <meta:editing-duration>PT6H41M30S</meta:editing-duration>
    <meta:generator>BrOffice/3.3$Win32 LibreOffice_project/330m19$Build-301</meta:generator>
    <dc:date>2011-11-08T16:26:20.87</dc:date>
    <meta:document-statistic meta:table-count="2" meta:image-count="1" meta:object-count="0" meta:page-count="5" meta:paragraph-count="106" meta:word-count="1384" meta:character-count="8253"/>
  </office:meta>
</office:document-meta>
</file>